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P3" style:family="paragraph" style:parent-style-name="Standard">
      <style:paragraph-properties fo:margin-top="0in" fo:margin-bottom="0in" loext:contextual-spacing="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in" fo:margin-bottom="0in" loext:contextual-spacing="false"/>
      <style:text-properties fo:color="#222222" style:font-name="Times New Roman" fo:font-size="10pt" style:font-name-asian="Times New Roman1" style:font-size-asian="10pt" style:font-name-complex="Times New Roman1" style:font-size-complex="10pt" fo:background-color="#ffffff"/>
    </style:style>
    <style:style style:name="P5" style:family="paragraph" style:parent-style-name="Standard" style:master-page-name="Standard">
      <style:paragraph-properties fo:margin-top="0in" fo:margin-bottom="0in" loext:contextual-spacing="false" style:page-number="1"/>
    </style:style>
    <style:style style:name="P6" style:family="paragraph" style:parent-style-name="Standard" style:list-style-name="WWNum1">
      <style:paragraph-properties fo:margin-left="0.5in" fo:margin-right="0in" fo:margin-top="0in" fo:margin-bottom="0in" loext:contextual-spacing="true" fo:text-indent="-0.25in" style:auto-text-indent="false"/>
    </style:style>
    <style:style style:name="P7" style:family="paragraph" style:parent-style-name="Standard" style:list-style-name="WWNum1">
      <style:paragraph-properties fo:margin-left="1in" fo:margin-right="0in" fo:margin-top="0in" fo:margin-bottom="0in" loext:contextual-spacing="true" fo:text-indent="-0.25in" style:auto-text-indent="false"/>
    </style:style>
    <style:style style:name="T1"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fo:color="#222222" style:font-name="Times New Roman" fo:font-size="10pt" style:font-name-asian="Times New Roman1" style:font-size-asian="10pt" style:font-name-complex="Times New Roman1" style:font-size-complex="10pt" fo:background-color="#ffffff"/>
    </style:style>
    <style:style style:name="T4" style:family="text">
      <style:text-properties fo:color="#222222" style:font-name="Times New Roman" fo:font-size="10pt" style:text-underline-style="none" style:font-name-asian="Times New Roman1" style:font-size-asian="10pt" style:font-name-complex="Times New Roman1" style:font-size-complex="10pt" fo:background-color="#ffffff"/>
    </style:style>
    <style:style style:name="T5" style:family="text">
      <style:text-properties fo:color="#222222" style:font-name="Times New Roman" fo:font-size="12pt" style:font-name-asian="Times New Roman1" style:font-size-asian="12pt" style:font-name-complex="Times New Roman1" style:font-size-complex="12pt" fo:background-color="#ffffff"/>
    </style:style>
    <style:style style:name="T6" style:family="text">
      <style:text-properties fo:color="#222222" style:text-underline-style="none"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Installation Test</text:span></text:p>
      <text:p text:style-name="P2"/>
      <text:p text:style-name="P1"><text:span text:style-name="T2">The system that will be used as a starting point will be an AWS EC2 instance with Ubuntu installed. This provides us a good testing environment because we will be deploying to this same setup for the final iteration. After loading up the EC2 instance, we will run through the installation instructions step by step. After running through the instructions we will be looking for a few things. First, we will ensure that mysql is accessible and the database has been created. Next, we will make sure the system is accessible through the public url of the EC2. Along with this, we will test that the basic functionalities of the web application are working correctly — creating an application, walking through an interview, and resident management. These working functionalities will confirm the system has been successfully installed. </text:span></text:p>
      <text:p text:style-name="P3"/>
      <text:p text:style-name="P1"><text:span text:style-name="T2">After walking through each of the steps, we were successfully able to perform the functionalities mentioned above. Thus, we have concluded that our installation instructions indicate how to properly install the system. </text:span></text:p>
      <text:p text:style-name="P2"/>
      <text:p text:style-name="P1"><text:span text:style-name="T1">Usability Test</text:span></text:p>
      <text:p text:style-name="P2"/>
      <text:p text:style-name="P1"><text:span text:style-name="T2">For the usability portion of testing, we are going to be testing the entire workflow from login to termination. The questions we will be asking include things like: Is anything particularly confusing? How easy was it to understand what the system does on first glance? What are your opinions on aesthetics? Is there anything more you would like to see? How good is the system at alerting you of incorrect input or errors?</text:span></text:p>
      <text:p text:style-name="P3"/>
      <text:p text:style-name="P1"><text:span text:style-name="T2">The goal of these questions is to try and understand how easy this system is to use from the get go for someone not involved in the process. A big reason why is because eventually this application might be handed off to staff members of the house and the ability to transition smoothly is important. We also want it to look somewhat nice so it’s not a burden or troublesome to use — it should be something the staff see as useful and improving upon their current methods. </text:span></text:p>
      <text:p text:style-name="P3"/>
      <text:p text:style-name="P1"><text:span text:style-name="T2">After asking multiple students from varying backgrounds [outside of the class] to test the system for a few minutes, we drew up a good list of feedback based on the questions above. This includes comments like:</text:span></text:p>
      <text:list xml:id="list1865111149305667675" text:style-name="WWNum1">
        <text:list-item>
          <text:p text:style-name="P6"><text:span text:style-name="T3">Appearance of the site is somewhat flat, could use some more visually appealing content (might not be relevant)</text:span></text:p>
        </text:list-item>
        <text:list-item>
          <text:p text:style-name="P6"><text:span text:style-name="T3">Incorrect login does not provide feedback</text:span></text:p>
        </text:list-item>
        <text:list-item>
          <text:p text:style-name="P6"><text:span text:style-name="T3">Logging in correct takes the user to their profile, which is good for knowing which account you are using, etc. </text:span></text:p>
        </text:list-item>
        <text:list-item>
          <text:p text:style-name="P6"><text:span text:style-name="T3">Entering test inputs for forms (i.e. for application, interview) has error messages that are difficult to discern/understand</text:span></text:p>
        </text:list-item>
        <text:list-item>
          <text:p text:style-name="P6"><text:span text:style-name="T3">Displaying form information is fine, but font could be larger (maybe a different typeface?)</text:span></text:p>
        </text:list-item>
        <text:list-item>
          <text:p text:style-name="P6"><text:span text:style-name="T3">The flow and layout of the website is a little hard to follow, particularly making the resident process</text:span></text:p>
          <text:list>
            <text:list-item>
              <text:p text:style-name="P7"><text:span text:style-name="T3">the tabs are a little hard to understand and navigate around for the residents</text:span></text:p>
            </text:list-item>
            <text:list-item>
              <text:p text:style-name="P7"><text:span text:style-name="T3">keep the buttons consistent</text:span></text:p>
            </text:list-item>
          </text:list>
        </text:list-item>
        <text:list-item>
          <text:p text:style-name="P6"><text:span text:style-name="T3">The UI is not very aesthetically pleasing and inconsistent throughout the system</text:span></text:p>
        </text:list-item>
        <text:list-item>
          <text:p text:style-name="P6"><text:span text:style-name="T3">The profile page was nice but that design/look didn’t appear anywhere else within the system</text:span></text:p>
        </text:list-item>
        <text:list-item>
          <text:p text:style-name="P6"><text:span text:style-name="T3">Navigation and flow were the main issues, the system as a whole is not as intuitive as the user would have liked</text:span></text:p>
        </text:list-item>
        <text:list-item>
          <text:p text:style-name="P6"><text:span text:style-name="T3">Need error messages</text:span></text:p>
        </text:list-item>
        <text:list-item>
          <text:p text:style-name="P6"><text:soft-page-break/><text:span text:style-name="T3">Text box sizes/placement is weird</text:span></text:p>
        </text:list-item>
        <text:list-item>
          <text:p text:style-name="P6"><text:span text:style-name="T3">Organization of tabs on residents are kind of random</text:span></text:p>
        </text:list-item>
        <text:list-item>
          <text:p text:style-name="P6"><text:span text:style-name="T3">Nice simple design</text:span></text:p>
        </text:list-item>
        <text:list-item>
          <text:p text:style-name="P6"><text:span text:style-name="T3">User creation:</text:span></text:p>
          <text:list>
            <text:list-item>
              <text:p text:style-name="P7"><text:span text:style-name="T3">Interface was really simple and easy to understand </text:span></text:p>
            </text:list-item>
            <text:list-item>
              <text:p text:style-name="P7"><text:span text:style-name="T3">Make efficient use of all the whitespace on the page</text:span></text:p>
            </text:list-item>
          </text:list>
        </text:list-item>
        <text:list-item>
          <text:p text:style-name="P6"><text:span text:style-name="T3">Application creation:</text:span></text:p>
          <text:list>
            <text:list-item>
              <text:p text:style-name="P7"><text:span text:style-name="T3">The labels for the form fields are kind of ambiguous. It’s hard to tell what show be going in the text box for some of the fields.</text:span></text:p>
            </text:list-item>
            <text:list-item>
              <text:p text:style-name="P7"><text:span text:style-name="T3">The form is really long! Could it somehow be shortened?</text:span></text:p>
            </text:list-item>
            <text:list-item>
              <text:p text:style-name="P7"><text:span text:style-name="T3">For the questions that are yes/no answers, two checkboxes/radio buttons are better than one because it becomes more clear that you have to choose one or the other</text:span></text:p>
            </text:list-item>
            <text:list-item>
              <text:p text:style-name="P7"><text:span text:style-name="T3">The form seems like a jumbled mess of fields</text:span></text:p>
            </text:list-item>
          </text:list>
        </text:list-item>
        <text:list-item>
          <text:p text:style-name="P6"><text:span text:style-name="T3">Applicant approval versus termination:</text:span></text:p>
          <text:list>
            <text:list-item>
              <text:p text:style-name="P7"><text:span text:style-name="T3">Nice! Simple functionality, does not overcomplicate a simple task</text:span></text:p>
            </text:list-item>
            <text:list-item>
              <text:p text:style-name="P7"><text:span text:style-name="T3">A drop down list would be useful for documenting employment status</text:span></text:p>
            </text:list-item>
            <text:list-item>
              <text:p text:style-name="P7"><text:span text:style-name="T3">Maybe a drop down list for reasons of termination too?</text:span></text:p>
            </text:list-item>
            <text:list-item>
              <text:p text:style-name="P7"><text:span text:style-name="T3">I like how you can view the applicant information one more time before accept/terminate</text:span></text:p>
            </text:list-item>
          </text:list>
        </text:list-item>
      </text:list>
      <text:p text:style-name="P4"/>
      <text:p text:style-name="P1"><text:span text:style-name="T5">There seem to be three main conclusions that can be drawn from this. One is that there are not enough error messages prompting users when something goes wrong or an input is not provided. Another has to do with the overall aesthetic of the website. There were comments about it being inconsistent and not the most pleasing to look at. Finally, there were some comments about the web application being confusing to use and the workflow being hard to follow. These usability demonstrations provided us with useful insight into what needs to be altered moving forward. </text:span></text:p>
      <text:p text:style-name="P2"/>
      <text:p text:style-name="P1"><text:span text:style-name="T1">Security Test</text:span></text:p>
      <text:p text:style-name="P2"/>
      <text:p text:style-name="P1"><text:span text:style-name="T2">We will be testing the security of our system in multiple facets. The first security issue to be covered already has been taken care of due to our framework. SQL injection is not much of a worry when using Django since we are opting to use the framework provided querying methods as opposed to raw SQL. Django also helps us take care of malformed input in our forms for the most part. By refusing input that isn’t complete or doesn’t match the correct format of the data requested, we are maintaining the integrity of our data. Furthermore, we have many unit tests in which we post data to the form with varying levels of completions to ensure that only a fully completed form can be submitted. Further security measures lie in the vary levels of permission within our system. We have both a staff level and an administrator level. We have tailored many unit tests that log in as either a staff member or an administrator member and try to perform some function. Successful completion of these tests means that the proper outcome based on the given permission level was executed. We will also manually be testing the security through logging in to the web application and making sure no form will allow partial completion and that certain functions such as deletions can only be performed by admin members. </text:span></text:p>
      <text:p text:style-name="P2"/>
      <text:p text:style-name="P1"><text:span text:style-name="T2">After logging into the system following the new function implementation moratorium, we have tested the allowed functionality for an administrator and confirmed that they are allowed all of the functions within the web application. Upon testing the staff member login, we have found that most of the functionality available to the administrator is available to the staff member, aside from a few key things like account management. From this we can conclude that we indeed have two levels of authorization and they perform as we expected. </text:span></text:p>
      <text:p text:style-name="P2"/>
      <text:p text:style-name="P1"><text:span text:style-name="T1">Requirements Test</text:span></text:p>
      <text:p text:style-name="P2"><text:soft-page-break/></text:p>
      <text:p text:style-name="P1"><text:span text:style-name="T2">We will be testing the requirements by comparing the outline given to us by our customer to the actual functionality of the system. First, we will run through a complete workflow of a resident applying, interviewing, living and exiting from the house. Next, we will refer to the outline, walking through each step to make sure we were able to accomplish it during our example runthrough. To confirm each specific functionality is working, we will look for two things: there are no hindering errors that occur and that the desired data is entered or pulled from the system upon performing an action. After confirming that the requirements document has been met, we will consult the client to make sure each functionality of the system is in order or if any slight tweaks need to be made to better meet their expectations. This two step process will ensure each of the requirements have been successfully completed.</text:span></text:p>
      <text:p text:style-name="P3"/>
      <text:p text:style-name="P1"><text:span text:style-name="T2">Upon completion of our cursory walkthrough of the outline, we have concluded that the requirements of the system have been met. We matched through functionality in the web application with functionality in the outline and all of it seemed to be present. Next, we presented the application to our client — who has not been happy with our product in a while — and he found a few bugs that we have at this time fixed. He also suggested new implementations, but as per our hard deadline we are not able to accommodate this. </text:span></text:p>
      <text:p text:style-name="P2"/>
      <text:p text:style-name="P1"><text:span text:style-name="T1">Compatibility Test</text:span></text:p>
      <text:p text:style-name="P2"/>
      <text:p text:style-name="P1"><text:span text:style-name="T2">We will execute the requirements test on the most recent version of the major web browsers (Firefox, Chrome, IE, and Safari). If -- and only if -- the requirements test passes on all of those browsers, then the compatibility test will be considered to have passed.</text:span></text:p>
      <text:p text:style-name="P3"/>
      <text:p text:style-name="P1"><text:span text:style-name="T2">We have tested the web application and most of the requirements on each of the browsers and nothing seems to be amiss. This confirms that the compatibility test has been completed successful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0pt" style:text-underline-style="none"/>
    </style:style>
    <style:style style:name="ListLabel_20_2" style:display-name="ListLabel 2" style:family="text">
      <style:text-properties style:font-name="Times New Roman" fo:font-family="'Times New Roman'" style:font-family-generic="roman" style:font-pitch="variable" fo:font-size="10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5" meta:word-count="1462" meta:character-count="8496" meta:non-whitespace-character-count="7093"/>
    <meta:generator>LibreOfficeDev/5.1.0.3$Linux_X86_64 LibreOffice_project/</meta:generator>
  </office:meta>
</office:document-meta>
</file>